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A3A1865344EA793A.png" manifest:media-type="image/png"/>
  <manifest:file-entry manifest:full-path="Pictures/100000010000026400000198692B1080B6D80F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sitive_20_de_20_titre-subtitle" style:list-style-name="L2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style:font-name="DejaVu Serif" fo:font-size="48pt" style:font-size-asian="48pt" style:font-size-complex="48pt"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DejaVu Serif" fo:font-size="48pt" style:font-size-asian="48pt" style:font-size-complex="48pt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DejaVu Serif" fo:font-size="48pt" fo:letter-spacing="normal" fo:language="fr" fo:country="FR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style-name="gr1" draw:text-style-name="P1" draw:layer="layout" svg:width="33.867cm" svg:height="19.05cm" svg:x="0cm" svg:y="0cm">
          <draw:image xlink:href="Pictures/100000010000026400000198692B1080B6D80F5E.png" xlink:type="simple" xlink:show="embed" xlink:actuate="onLoad" draw:mime-type="image/png">
            <text:p/>
          </draw:image>
        </draw:frame>
        <draw:frame draw:name="Sous-titre 2" presentation:style-name="pr1" draw:text-style-name="P3" draw:layer="layout" svg:width="12.764cm" svg:height="5.714cm" svg:x="0cm" svg:y="0.001cm" presentation:class="subtitle" presentation:user-transformed="true">
          <draw:text-box>
            <text:p text:style-name="P2"><text:span text:style-name="T1">70% des utilisateurs : </text:span></text:p>
            <text:p text:style-name="P2"><text:span text:style-name="T1">-20 ans</text:span></text:p>
          </draw:text-box>
        </draw:frame>
        <draw:frame draw:style-name="gr1" draw:text-style-name="P1" draw:layer="layout" svg:width="6.997cm" svg:height="6.997cm" svg:x="26.035cm" svg:y="11.43cm">
          <draw:image xlink:href="Pictures/100000010000040000000400A3A1865344EA79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Arnaud Pruvost</meta:initial-creator>
    <meta:editing-cycles>2</meta:editing-cycles>
    <meta:creation-date>2023-04-11T06:18:30</meta:creation-date>
    <dc:date>2024-05-03T13:03:41.496997435</dc:date>
    <meta:editing-duration>PT29M42S</meta:editing-duration>
    <meta:generator>LibreOffice/7.3.7.2$Linux_X86_64 LibreOffice_project/30$Build-2</meta:generator>
    <meta:document-statistic meta:object-count="25"/>
    <meta:user-defined meta:name="AppVersion">16.0000</meta:user-defined>
    <meta:user-defined meta:name="PresentationFormat">Grand écran</meta:user-defined>
    <meta:user-defined meta:name="Slides" meta:value-type="float">1</meta:user-defined>
  </office:meta>
</office:document-meta>
</file>